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e0a4" officeooo:paragraph-rsid="000fe0a4"/>
    </style:style>
    <style:style style:name="P2" style:family="paragraph" style:parent-style-name="Standard">
      <style:text-properties officeooo:rsid="00169b3a" officeooo:paragraph-rsid="00169b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a606" style:font-weight-asian="bold" style:font-weight-complex="bold"/>
    </style:style>
    <style:style style:name="T3" style:family="text">
      <style:text-properties fo:font-weight="bold" officeooo:rsid="00136870" style:font-weight-asian="bold" style:font-weight-complex="bold"/>
    </style:style>
    <style:style style:name="T4" style:family="text">
      <style:text-properties officeooo:rsid="00136870"/>
    </style:style>
    <style:style style:name="T5" style:family="text">
      <style:text-properties officeooo:rsid="0014c6f4"/>
    </style:style>
    <style:style style:name="T6" style:family="text">
      <style:text-properties officeooo:rsid="00169b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t in Offers Ideas to create an email list</text:span><text:line-break/><text:line-break/><text:span text:style-name="T1">Mom:<text:line-break/>Natural Mom How to=<text:line-break/>Vegan Kids Cookbook</text:span><text:line-break/><text:line-break/>Natural labor and delivery guide<text:line-break/>Cloth diapering starter template<text:line-break/>Elimination Communication template<text:line-break/>Minimalist baby guide<text:line-break/>Montessori principles<text:line-break/>Manifestation affirmations for moms<text:line-break/><text:span text:style-name="T5">Home birth guide.</text:span><text:line-break/><text:line-break/><text:span text:style-name="T1">Minimalism:<text:line-break/>Guide</text:span><text:span text:style-name="T2">book</text:span><text:span text:style-name="T1">=</text:span><text:line-break/><text:line-break/>Minimalism template<text:line-break/>How to clear out a room template<text:line-break/><text:line-break/><text:span text:style-name="T1">Health:</text:span><text:line-break/><text:span text:style-name="T1">Vegan Kids Cookbook=<text:line-break/></text:span><text:line-break/>Vegan switch for beginners guide<text:line-break/><text:line-break/><text:line-break/><text:span text:style-name="T3">List Of Books to Sell<text:line-break/></text:span><text:span text:style-name="T4"><text:line-break/>1. A Minimalist Guide to </text:span><text:span text:style-name="T6">Conscious </text:span><text:span text:style-name="T4">Parenting. With Respect, natural practices, Montessori &amp; Healing ourselves.<text:line-break/><text:tab/>-</text:span><text:line-break/><text:span text:style-name="T4">2. Vegan Cookbook<text:line-break/><text:line-break/>3. Guide to Minimalist lifestyle. Finances, food, clothing, shelter, family, </text:span><text:span text:style-name="T5">room by room</text:span></text:p>
      <text:p text:style-name="P1"/>
      <text:p text:style-name="P2">4. Slow living for Mom’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8-23T12:52:16.428000000</meta:creation-date>
    <meta:editing-duration>P1DT1H50M50S</meta:editing-duration>
    <meta:editing-cycles>5</meta:editing-cycles>
    <meta:generator>LibreOffice/7.6.4.1$Windows_X86_64 LibreOffice_project/e19e193f88cd6c0525a17fb7a176ed8e6a3e2aa1</meta:generator>
    <dc:date>2024-03-13T10:45:49.624000000</dc:date>
    <meta:document-statistic meta:table-count="0" meta:image-count="0" meta:object-count="0" meta:page-count="1" meta:paragraph-count="2" meta:word-count="103" meta:character-count="703" meta:non-whitespace-character-count="591"/>
  </office:meta>
</office:document-meta>
</file>